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8.103cm" fo:min-width="7.942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1.811cm" svg:x="4.556cm" svg:y="3.286cm">
          <text:p text:style-name="P1">Shasini Imeshika</text:p>
          <text:p text:style-name="P1">170203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59.453479448</meta:creation-date>
    <dc:date>2018-02-19T14:38:09.309093219</dc:date>
    <meta:editing-duration>PT5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